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Source Code Pro" svg:font-family="'Source Code Pro'" style:font-family-generic="modern" style:font-pitch="fixed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fo:font-style="normal" officeooo:rsid="00197012" officeooo:paragraph-rsid="00213233" style:font-size-asian="10pt" style:font-style-asian="normal" style:font-size-complex="10pt" style:font-style-complex="normal"/>
    </style:style>
    <style:style style:name="P2" style:family="paragraph" style:parent-style-name="Standard">
      <style:text-properties fo:font-size="10pt" fo:font-style="normal" officeooo:rsid="00197012" officeooo:paragraph-rsid="001ce3a2" style:font-size-asian="10pt" style:font-style-asian="normal" style:font-size-complex="10pt" style:font-style-complex="normal"/>
    </style:style>
    <style:style style:name="P3" style:family="paragraph" style:parent-style-name="Standard">
      <style:text-properties fo:font-size="10pt" fo:font-style="normal" officeooo:rsid="00197012" officeooo:paragraph-rsid="001e3376" style:font-size-asian="10pt" style:font-style-asian="normal" style:font-size-complex="10pt" style:font-style-complex="normal"/>
    </style:style>
    <style:style style:name="P4" style:family="paragraph" style:parent-style-name="Standard">
      <style:text-properties style:font-name="Times New Roman" fo:font-size="10pt" fo:font-style="normal" officeooo:rsid="00180992" officeooo:paragraph-rsid="0018d283" style:font-size-asian="10pt" style:font-style-asian="normal" style:font-size-complex="10pt" style:font-style-complex="normal"/>
    </style:style>
    <style:style style:name="P5" style:family="paragraph" style:parent-style-name="Standard">
      <style:text-properties style:font-name="Times New Roman" fo:font-size="10pt" fo:font-style="normal" officeooo:rsid="00180992" officeooo:paragraph-rsid="00213233" style:font-size-asian="10pt" style:font-style-asian="normal" style:font-size-complex="10pt" style:font-style-complex="normal"/>
    </style:style>
    <style:style style:name="P6" style:family="paragraph" style:parent-style-name="Standard">
      <style:text-properties style:font-name="Times New Roman" fo:font-size="10pt" fo:font-style="normal" officeooo:rsid="00180992" officeooo:paragraph-rsid="002255b8" style:font-size-asian="10pt" style:font-style-asian="normal" style:font-size-complex="10pt" style:font-style-complex="normal"/>
    </style:style>
    <style:style style:name="P7" style:family="paragraph" style:parent-style-name="Standard">
      <style:text-properties style:font-name="Times New Roman" fo:font-size="10pt" fo:font-style="normal" officeooo:rsid="00197012" officeooo:paragraph-rsid="00213233" style:font-size-asian="10pt" style:font-style-asian="normal" style:font-size-complex="10pt" style:font-style-complex="normal"/>
    </style:style>
    <style:style style:name="P8" style:family="paragraph" style:parent-style-name="Standard">
      <style:text-properties style:font-name="Times New Roman" fo:font-size="12pt" fo:font-style="normal" fo:font-weight="bold" officeooo:paragraph-rsid="0018d283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style:font-name="Times New Roman" fo:font-size="12pt" fo:font-style="normal" fo:font-weight="bold" officeooo:rsid="000a30d7" officeooo:paragraph-rsid="0018d283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fo:font-size="12pt" fo:font-style="normal" fo:font-weight="bold" officeooo:rsid="0011ce3a" officeooo:paragraph-rsid="0011ce3a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0pt" fo:font-style="normal" officeooo:rsid="00197012" officeooo:paragraph-rsid="00213233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Times New Roman" fo:font-size="10pt" fo:font-style="normal" officeooo:rsid="00197012" officeooo:paragraph-rsid="0018d283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Times New Roman" fo:font-size="10pt" fo:font-style="normal" fo:font-weight="bold" officeooo:rsid="00180992" officeooo:paragraph-rsid="0018d283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officeooo:rsid="000a30d7"/>
    </style:style>
    <style:style style:name="T2" style:family="text">
      <style:text-properties fo:font-variant="normal" fo:text-transform="none" fo:color="#444444" fo:letter-spacing="normal" fo:font-style="normal" fo:font-weight="normal"/>
    </style:style>
    <style:style style:name="T3" style:family="text">
      <style:text-properties fo:font-variant="normal" fo:text-transform="none" fo:color="#444444" fo:letter-spacing="normal" fo:font-style="normal" fo:font-weight="bold"/>
    </style:style>
    <style:style style:name="T4" style:family="text">
      <style:text-properties fo:font-variant="normal" fo:text-transform="none" fo:color="#444444" fo:letter-spacing="normal" fo:font-weight="normal"/>
    </style:style>
    <style:style style:name="T5" style:family="text">
      <style:text-properties fo:font-variant="normal" fo:text-transform="none" fo:color="#444444" fo:letter-spacing="normal" fo:font-weight="bold"/>
    </style:style>
    <style:style style:name="T6" style:family="text">
      <style:text-properties officeooo:rsid="00213233"/>
    </style:style>
    <style:style style:name="T7" style:family="text">
      <style:text-properties officeooo:rsid="002255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Intro To Database Systems And Designs – Spring 2012</text:p>
      <text:p text:style-name="P8"><text:span text:style-name="T1">Project title: <text:tab/><text:tab/>Gift Registry</text:span></text:p>
      <text:p text:style-name="P9">Group members: <text:tab/>Kevin Whalen, Kyle Meehan, Vidmantas Steponavicius</text:p>
      <text:p text:style-name="P13"><text:span text:style-name="T7"/></text:p>
      <text:p text:style-name="P6"><text:span text:style-name="T7"/></text:p>
      <text:p text:style-name="P4"/>
      <text:p text:style-name="P5"><text:span text:style-name="T6">create table Person</text:span></text:p>
      <text:p text:style-name="P5"><text:span text:style-name="T6"><text:tab/>(</text:span></text:p>
      <text:p text:style-name="P5"><text:span text:style-name="T6"><text:tab/>User_ID<text:tab/><text:tab/><text:tab/>int not null AUTO_INCREMENT,</text:span></text:p>
      <text:p text:style-name="P5"><text:span text:style-name="T6"><text:tab/>User_Name<text:tab/><text:tab/>varchar(15),</text:span></text:p>
      <text:p text:style-name="P5"><text:span text:style-name="T6"><text:tab/>User_Password<text:tab/>varchar(20),</text:span></text:p>
      <text:p text:style-name="P5"><text:span text:style-name="T6"><text:tab/>F_Name<text:tab/><text:tab/><text:tab/>varchar(15),</text:span></text:p>
      <text:p text:style-name="P5"><text:span text:style-name="T6"><text:tab/>L_Name<text:tab/><text:tab/><text:tab/>varchar(15),</text:span></text:p>
      <text:p text:style-name="P5"><text:span text:style-name="T6"><text:tab/>M_Name<text:tab/><text:tab/><text:tab/>varchar(15),</text:span></text:p>
      <text:p text:style-name="P5"><text:span text:style-name="T6"><text:tab/>DOB<text:tab/><text:tab/><text:tab/><text:tab/>Date,</text:span></text:p>
      <text:p text:style-name="P5"><text:span text:style-name="T6"><text:tab/>primary key (User_ID)</text:span></text:p>
      <text:p text:style-name="P5"><text:span text:style-name="T6"><text:tab/>);</text:span></text:p>
      <text:p text:style-name="P5"><text:span text:style-name="T6"/></text:p>
      <text:p text:style-name="P5"><text:span text:style-name="T6">create table Guests_List</text:span></text:p>
      <text:p text:style-name="P5"><text:span text:style-name="T6"><text:tab/>(</text:span></text:p>
      <text:p text:style-name="P5"><text:span text:style-name="T6"><text:tab/>Giver_ID<text:tab/>int not null,</text:span></text:p>
      <text:p text:style-name="P5"><text:span text:style-name="T6"><text:tab/>Receiver_ID int not null,</text:span></text:p>
      <text:p text:style-name="P5"><text:span text:style-name="T6"><text:tab/>Event_ID<text:tab/>int not null,</text:span></text:p>
      <text:p text:style-name="P5"><text:span text:style-name="T6"><text:tab/>Coming <text:tab/><text:tab/>tinyint(1),</text:span></text:p>
      <text:p text:style-name="P5"><text:span text:style-name="T6"><text:tab/>Gifting<text:tab/><text:tab/>tinyint(1),</text:span></text:p>
      <text:p text:style-name="P5"><text:span text:style-name="T6"><text:tab/>primary key (Giver_ID, Receiver_ID, Event_ID)</text:span></text:p>
      <text:p text:style-name="P5"><text:span text:style-name="T6"><text:tab/>);</text:span></text:p>
      <text:p text:style-name="P5"><text:span text:style-name="T6"/></text:p>
      <text:p text:style-name="P5"><text:span text:style-name="T6">create table Gift</text:span></text:p>
      <text:p text:style-name="P5"><text:span text:style-name="T6"><text:tab/>(</text:span></text:p>
      <text:p text:style-name="P5"><text:span text:style-name="T6"><text:tab/>Item_ID<text:tab/><text:tab/>varchar(20) not null,</text:span></text:p>
      <text:p text:style-name="P5"><text:span text:style-name="T6"><text:tab/>Event_ID<text:tab/>int not null,</text:span></text:p>
      <text:p text:style-name="P5"><text:span text:style-name="T6"><text:tab/>Giver_ID<text:tab/>int,</text:span></text:p>
      <text:p text:style-name="P5"><text:span text:style-name="T6"><text:tab/>Price<text:tab/><text:tab/>numeric(8, 2),</text:span></text:p>
      <text:p text:style-name="P5"><text:span text:style-name="T6"><text:tab/>Quantity <text:tab/>numeric(3, 0),</text:span></text:p>
      <text:p text:style-name="P5"><text:span text:style-name="T6"><text:tab/>primary key (Item_ID, Event_ID)</text:span></text:p>
      <text:p text:style-name="P5"><text:span text:style-name="T6"><text:tab/>);</text:span></text:p>
      <text:p text:style-name="P5"><text:span text:style-name="T6"/></text:p>
      <text:p text:style-name="P5"><text:span text:style-name="T6">create table Item</text:span></text:p>
      <text:p text:style-name="P5"><text:span text:style-name="T6"><text:tab/>(</text:span></text:p>
      <text:p text:style-name="P5"><text:span text:style-name="T6"><text:tab/>Item_ID<text:tab/><text:tab/><text:tab/>varchar(20) not null, /* upc */</text:span></text:p>
      <text:p text:style-name="P5"><text:span text:style-name="T6"><text:tab/>Department<text:tab/><text:tab/>varchar(25), /* assigned department */</text:span></text:p>
      <text:p text:style-name="P5"><text:span text:style-name="T6"><text:tab/>Title<text:tab/><text:tab/><text:tab/>varchar(150), /* RPC 'description' */</text:span></text:p>
      <text:p text:style-name="P5"><text:span text:style-name="T6"><text:tab/>Classification<text:tab/>varchar(25), /* RPC 'size' (further details) */</text:span></text:p>
      <text:p text:style-name="P5"><text:span text:style-name="T6"><text:tab/>primary key(Item_ID)</text:span></text:p>
      <text:p text:style-name="P5"><text:span text:style-name="T6"><text:tab/>);</text:span></text:p>
      <text:p text:style-name="P5"><text:span text:style-name="T6"/></text:p>
      <text:p text:style-name="P5"><text:span text:style-name="T6">create table Contact_Info</text:span></text:p>
      <text:p text:style-name="P5"><text:span text:style-name="T6"><text:tab/>(</text:span></text:p>
      <text:p text:style-name="P5"><text:span text:style-name="T6"><text:tab/>User_ID<text:tab/><text:tab/>int not null,</text:span></text:p>
      <text:p text:style-name="P5"><text:span text:style-name="T6"><text:tab/>Location_ID<text:tab/>int,</text:span></text:p>
      <text:p text:style-name="P5"><text:span text:style-name="T6"><text:tab/>Phone_Num<text:tab/>varchar(15),</text:span></text:p>
      <text:p text:style-name="P5"><text:span text:style-name="T6"><text:tab/>Email<text:tab/><text:tab/>varchar(25),</text:span></text:p>
      <text:p text:style-name="P5"><text:span text:style-name="T6"><text:tab/>primary key (User_ID)</text:span></text:p>
      <text:p text:style-name="P5"><text:span text:style-name="T6"><text:tab/>);</text:span></text:p>
      <text:p text:style-name="P5"><text:span text:style-name="T6"/></text:p>
      <text:p text:style-name="P5"><text:span text:style-name="T6">create table Address</text:span></text:p>
      <text:p text:style-name="P5"><text:soft-page-break/><text:span text:style-name="T6"><text:tab/>(</text:span></text:p>
      <text:p text:style-name="P5"><text:span text:style-name="T6"><text:tab/>Location_ID<text:tab/><text:tab/>int not null AUTO_INCREMENT,</text:span></text:p>
      <text:p text:style-name="P5"><text:span text:style-name="T6"><text:tab/>Location_Name<text:tab/>varchar(15),</text:span></text:p>
      <text:p text:style-name="P5"><text:span text:style-name="T6"><text:tab/>City<text:tab/><text:tab/><text:tab/>varchar(15),</text:span></text:p>
      <text:p text:style-name="P5"><text:span text:style-name="T6"><text:tab/>Street_Name<text:tab/><text:tab/>varchar(20),</text:span></text:p>
      <text:p text:style-name="P5"><text:span text:style-name="T6"><text:tab/>Street_Number<text:tab/>numeric(7, 0),</text:span></text:p>
      <text:p text:style-name="P5"><text:span text:style-name="T6"><text:tab/>Street_Ext<text:tab/><text:tab/>varchar(20),</text:span></text:p>
      <text:p text:style-name="P5"><text:span text:style-name="T6"><text:tab/>State<text:tab/><text:tab/><text:tab/>varchar(15),</text:span></text:p>
      <text:p text:style-name="P5"><text:span text:style-name="T6"><text:tab/>primary key (Location_ID)</text:span></text:p>
      <text:p text:style-name="P5"><text:span text:style-name="T6"><text:tab/>);</text:span></text:p>
      <text:p text:style-name="P5"><text:span text:style-name="T6"/></text:p>
      <text:p text:style-name="P5"><text:span text:style-name="T6">create table Events</text:span></text:p>
      <text:p text:style-name="P5"><text:span text:style-name="T6"><text:tab/>(</text:span></text:p>
      <text:p text:style-name="P5"><text:span text:style-name="T6"><text:tab/>Event_ID<text:tab/>int not null AUTO_INCREMENT,</text:span></text:p>
      <text:p text:style-name="P5"><text:span text:style-name="T6"><text:tab/>User_ID<text:tab/><text:tab/>int,</text:span></text:p>
      <text:p text:style-name="P5"><text:span text:style-name="T6"><text:tab/>Event_Name<text:tab/>varchar(30),</text:span></text:p>
      <text:p text:style-name="P5"><text:span text:style-name="T6"><text:tab/>Event_Date<text:tab/>Date,<text:tab/><text:tab/></text:span></text:p>
      <text:p text:style-name="P5"><text:span text:style-name="T6"><text:tab/>Location_ID<text:tab/>int,</text:span></text:p>
      <text:p text:style-name="P5"><text:span text:style-name="T6"><text:tab/>primary key (Event_ID)</text:span></text:p>
      <text:p text:style-name="P5"><text:span text:style-name="T6"><text:tab/>); </text:span></text:p>
      <text:p text:style-name="P5"><text:span text:style-name="T6"/></text:p>
      <text:p text:style-name="P12"><text:span text:style-name="T6"/></text:p>
      <text:p text:style-name="P7"><text:span text:style-name="T6"/></text:p>
      <text:p text:style-name="P1"><text:span text:style-name="T6">insert into Person (`User_Name`, `User_Password`, `F_Name`, <text:s/>`L_Name`, `M_Name`, <text:s text:c="2"/>`DOB`) </text:span></text:p>
      <text:p text:style-name="P1"><text:span text:style-name="T6"><text:s text:c="12"/>values ('Bill5', <text:s text:c="4"/>'password', <text:s text:c="5"/>'Bill', <text:s text:c="3"/>'Evan', <text:s text:c="2"/>'Smith', <text:s text:c="3"/>'1985-04-21');</text:span></text:p>
      <text:p text:style-name="P1"><text:span text:style-name="T6">insert into Person (`User_Name`, `User_Password`, `F_Name`, <text:s/>`L_Name`, `M_Name`, <text:s text:c="2"/>`DOB`) </text:span></text:p>
      <text:p text:style-name="P1"><text:span text:style-name="T6"><text:tab/> <text:s text:c="7"/>values ('L', <text:s text:c="8"/>'password1', <text:s text:c="4"/>'Laverne', 'Anny', <text:s text:c="2"/>'Smith', <text:s text:c="3"/>'1977-09-23');</text:span></text:p>
      <text:p text:style-name="P1"><text:span text:style-name="T6">insert into Person (`User_Name`, `User_Password`, `F_Name`, <text:s/>`L_Name`, `M_Name`, <text:s text:c="2"/>`DOB`) </text:span></text:p>
      <text:p text:style-name="P1"><text:span text:style-name="T6"><text:tab/> <text:s text:c="7"/>values ('N', <text:s text:c="8"/>'password1', <text:s text:c="4"/>'Nick', <text:s text:c="3"/>'Kevin', <text:s/>'Smith', <text:s text:c="3"/>'1978-08-15');</text:span></text:p>
      <text:p text:style-name="P1"><text:span text:style-name="T6">insert into Person (`User_Name`, `User_Password`, `F_Name`, <text:s/>`L_Name`, `M_Name`, <text:s text:c="2"/>`DOB`) </text:span></text:p>
      <text:p text:style-name="P1"><text:span text:style-name="T6"><text:tab/> <text:s text:c="7"/>values ('Ti3', <text:s text:c="6"/>'password1', <text:s text:c="4"/>'Tim', <text:s text:c="4"/>'Eric', <text:s text:c="2"/>'Smith', <text:s text:c="3"/>'1986-05-05');</text:span></text:p>
      <text:p text:style-name="P1"><text:span text:style-name="T6">insert into Person (`User_Name`, `User_Password`, `F_Name`, <text:s/>`L_Name`, `M_Name`, <text:s text:c="2"/>`DOB`) </text:span></text:p>
      <text:p text:style-name="P1"><text:span text:style-name="T6"><text:tab/> <text:s text:c="7"/>values ('Todd9001', <text:s/>'password1', <text:s text:c="4"/>'Todd', <text:s text:c="3"/>'John', <text:s text:c="2"/>'McDonald', '1936-06-23');</text:span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>insert into Guests_List (`Giver_ID`, `Receiver_ID`, `Event_ID`, `Coming`, `Gifting`) </text:span></text:p>
      <text:p text:style-name="P1"><text:span text:style-name="T6"><text:tab/> <text:s text:c="12"/>values (3, <text:s text:c="9"/>1, <text:s text:c="12"/>1, <text:s text:c="9"/>1, <text:s text:c="7"/>1);</text:span></text:p>
      <text:p text:style-name="P1"><text:span text:style-name="T6">insert into Guests_List (`Giver_ID`, `Receiver_ID`, `Event_ID`, `Coming`, `Gifting`) </text:span></text:p>
      <text:p text:style-name="P1"><text:span text:style-name="T6"><text:tab/> <text:s text:c="12"/>values (2, <text:s text:c="9"/>1, <text:s text:c="12"/>1, <text:s text:c="9"/>1, <text:s text:c="7"/>1);</text:span></text:p>
      <text:p text:style-name="P1"><text:span text:style-name="T6">insert into Guests_List (`Giver_ID`, `Receiver_ID`, `Event_ID`, `Coming`, `Gifting`) </text:span></text:p>
      <text:p text:style-name="P1"><text:span text:style-name="T6"><text:tab/> <text:s text:c="12"/>values (4, <text:s text:c="15"/>2,<text:tab/> <text:s text:c="13"/>2,<text:tab/> <text:s text:c="5"/>0,<text:tab/><text:tab/> <text:s/>1);</text:span></text:p>
      <text:p text:style-name="P1"><text:span text:style-name="T6">insert into Guests_List (`Giver_ID`, `Receiver_ID`, `Event_ID`, `Coming`, `Gifting`) </text:span></text:p>
      <text:p text:style-name="P1"><text:span text:style-name="T6"><text:tab/> <text:s text:c="12"/>values (5, <text:s text:c="9"/>2, <text:s text:c="12"/>2, <text:s text:c="9"/>1, <text:s text:c="7"/>0);</text:span></text:p>
      <text:p text:style-name="P1"><text:span text:style-name="T6"/></text:p>
      <text:p text:style-name="P1"><text:span text:style-name="T6"/></text:p>
      <text:p text:style-name="P1"><text:span text:style-name="T6">insert into Events (`User_ID`, `Event_Name`, <text:s text:c="4"/>`Event_Date`, `Location_ID`) </text:span></text:p>
      <text:p text:style-name="P1"><text:span text:style-name="T6"><text:tab/><text:tab/><text:tab/>values (1, <text:s text:c="8"/>'Bills Birthday', '2013-05-21', 1);</text:span></text:p>
      <text:p text:style-name="P1"><text:span text:style-name="T6">insert into Events (`User_ID`, `Event_Name`, <text:s text:c="4"/>`Event_Date`, `Location_ID`) </text:span></text:p>
      <text:p text:style-name="P1"><text:span text:style-name="T6"><text:tab/><text:tab/><text:tab/>values (2, <text:s/><text:tab/> <text:s text:c="2"/>'Lavernes Birthday', <text:s/>'2013-04-23', 2);</text:span></text:p>
      <text:p text:style-name="P1"><text:span text:style-name="T6">insert into Events (`User_ID`, `Event_Name`, <text:s text:c="4"/>`Event_Date`, `Location_ID`) </text:span></text:p>
      <text:p text:style-name="P1"><text:span text:style-name="T6"><text:tab/><text:tab/><text:tab/>values (1, <text:s text:c="8"/>'Bills Birthday', '2014-05-21', 1);</text:span></text:p>
      <text:p text:style-name="P1"><text:span text:style-name="T6">insert into Events (`User_ID`, `Event_Name`, <text:s text:c="4"/>`Event_Date`, `Location_ID`) </text:span></text:p>
      <text:p text:style-name="P1"><text:span text:style-name="T6"><text:tab/><text:tab/><text:tab/>values (2, <text:s/><text:tab/> <text:s text:c="2"/>'Baby Shower', <text:s/>'2014-06-18', 2);</text:span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oft-page-break/><text:span text:style-name="T6">insert into Gift (`Item_ID`, `Event_ID`, `Giver_ID`, `Price`, `Quantity`) </text:span></text:p>
      <text:p text:style-name="P1"><text:span text:style-name="T6"><text:tab/> <text:s/><text:tab/> <text:s/>values ('1', <text:s text:c="6"/>1, <text:s text:c="9"/>3, <text:s text:c="9"/>100,<text:tab/> <text:s/>5); </text:span></text:p>
      <text:p text:style-name="P1"><text:span text:style-name="T6">insert into Gift (`Item_ID`, `Event_ID`, `Giver_ID`, `Price`, `Quantity`) </text:span></text:p>
      <text:p text:style-name="P1"><text:span text:style-name="T6"><text:tab/><text:tab/> <text:s/>values ('2', <text:s text:c="6"/>2, <text:s text:c="9"/>4, <text:s text:c="9"/>15, <text:s text:c="5"/>4);</text:span></text:p>
      <text:p text:style-name="P1"><text:span text:style-name="T6">insert into Gift (`Item_ID`, `Event_ID`, `Giver_ID`, `Price`, `Quantity`) </text:span></text:p>
      <text:p text:style-name="P1"><text:span text:style-name="T6"><text:tab/><text:tab/> <text:s/>values ('3', <text:s text:c="6"/>1, <text:s text:c="9"/>2, <text:s text:c="9"/>115, <text:s text:c="4"/>1);</text:span></text:p>
      <text:p text:style-name="P1"><text:span text:style-name="T6">insert into Gift (`Item_ID`, `Event_ID`, `Giver_ID`, `Price`, `Quantity`) </text:span></text:p>
      <text:p text:style-name="P1"><text:span text:style-name="T6"><text:tab/> <text:s text:c="5"/>values ('4', <text:s text:c="6"/>2, <text:s text:c="9"/>5, <text:s text:c="9"/>5, <text:s text:c="6"/>20);</text:span></text:p>
      <text:p text:style-name="P1"><text:span text:style-name="T6"/></text:p>
      <text:p text:style-name="P1"><text:span text:style-name="T6"/></text:p>
      <text:p text:style-name="P1"><text:span text:style-name="T6">insert into Item (`Item_ID`, `Department`, <text:s/>`Title`, <text:s text:c="4"/>`Classification`) </text:span></text:p>
      <text:p text:style-name="P1"><text:span text:style-name="T6"><text:tab/><text:tab/> <text:s/>values ('1', <text:s text:c="6"/>'Electronics', 'Xbox 360', <text:s/>'Elite');</text:span></text:p>
      <text:p text:style-name="P1"><text:span text:style-name="T6">insert into Item (`Item_ID`, `Department`, <text:s/>`Title`, <text:s text:c="4"/>`Classification`) </text:span></text:p>
      <text:p text:style-name="P1"><text:span text:style-name="T6"><text:tab/><text:tab/> <text:s/>values ('2', <text:s text:c="6"/>'Clothes', <text:s text:c="4"/>'T-Shirts', <text:s/>'Medium');</text:span></text:p>
      <text:p text:style-name="P1"><text:span text:style-name="T6">insert into Item (`Item_ID`, `Department`, <text:s/>`Title`, <text:s text:c="4"/>`Classification`) </text:span></text:p>
      <text:p text:style-name="P1"><text:span text:style-name="T6"><text:tab/> <text:s text:c="5"/>values ('3', <text:s text:c="6"/>'Music', <text:s text:c="6"/>'Guitar', <text:s text:c="3"/>'Bass');</text:span></text:p>
      <text:p text:style-name="P1"><text:span text:style-name="T6">insert into Item (`Item_ID`, `Department`, <text:s/>`Title`, <text:s text:c="4"/>`Classification`) </text:span></text:p>
      <text:p text:style-name="P1"><text:span text:style-name="T6"><text:tab/><text:tab/> <text:s/>values ('4', <text:s text:c="6"/>'Groceries', <text:s text:c="2"/>'Chocolate', 'Milk');</text:span></text:p>
      <text:p text:style-name="P1"><text:span text:style-name="T6"/></text:p>
      <text:p text:style-name="P1"><text:span text:style-name="T6"/></text:p>
      <text:p text:style-name="P1"><text:span text:style-name="T6">insert into Contact_Info (`User_ID`, `Location_ID`, <text:s/>`Phone_Num`, <text:s text:c="3"/>`Email`)</text:span></text:p>
      <text:p text:style-name="P1"><text:span text:style-name="T6"><text:s text:c="18"/>values (1, <text:s text:c="8"/>1, <text:s text:c="13"/>'440-568-9124', 'bill10@cox.net');</text:span></text:p>
      <text:p text:style-name="P1"><text:span text:style-name="T6">insert into Contact_Info (`User_ID`, `Location_ID`, <text:s/>`Phone_Num`, <text:s text:c="3"/>`Email`) </text:span></text:p>
      <text:p text:style-name="P1"><text:span text:style-name="T6"><text:tab/> <text:s text:c="13"/>values (2, <text:s text:c="8"/>2, <text:s text:c="13"/>'440-569-8742', 'laverne@cox.net');</text:span></text:p>
      <text:p text:style-name="P1"><text:span text:style-name="T6">insert into Contact_Info (`User_ID`, `Location_ID`, <text:s/>`Phone_Num`, <text:s text:c="3"/>`Email`) </text:span></text:p>
      <text:p text:style-name="P1"><text:span text:style-name="T6"><text:tab/> <text:s text:c="13"/>values (3, <text:s text:c="8"/>3, <text:s text:c="13"/>'440-578-9612', 'hi1234@yahoo.com');</text:span></text:p>
      <text:p text:style-name="P1"><text:span text:style-name="T6">insert into Contact_Info (`User_ID`, `Location_ID`, <text:s/>`Phone_Num`, <text:s text:c="3"/>`Email`) </text:span></text:p>
      <text:p text:style-name="P1"><text:span text:style-name="T6"><text:tab/> <text:s text:c="13"/>values (4, <text:s text:c="8"/>4, <text:s text:c="13"/>'216-852-9461', 'ti@cox.net');</text:span></text:p>
      <text:p text:style-name="P1"><text:span text:style-name="T6">insert into Contact_Info (`User_ID`, `Location_ID`, <text:s/>`Phone_Num`, <text:s text:c="3"/>`Email`) </text:span></text:p>
      <text:p text:style-name="P1"><text:span text:style-name="T6"><text:tab/> <text:s text:c="13"/>values (5, <text:s text:c="8"/>5, <text:s text:c="13"/>'216-963-4561', 'Imlovingit@yahoo.com');</text:span></text:p>
      <text:p text:style-name="P1"><text:span text:style-name="T6"/></text:p>
      <text:p text:style-name="P1"><text:span text:style-name="T6"/></text:p>
      <text:p text:style-name="P1"><text:span text:style-name="T6">insert into Address (`Location_Name`, `City`, <text:s text:c="5"/>`Street_Name`, `Street_Number`, `Street_Ext`, <text:s text:c="6"/>`State`) </text:span></text:p>
      <text:p text:style-name="P1"><text:span text:style-name="T6"><text:tab/> <text:s text:c="8"/>values ('Home', <text:s text:c="9"/>'Cleveland', 'Glenside', <text:s text:c="3"/>93, <text:s text:c="13"/>'Brunswick Circle', 'Ohio');</text:span></text:p>
      <text:p text:style-name="P1"><text:span text:style-name="T6">insert into Address (`Location_Name`, `City`, <text:s text:c="5"/>`Street_Name`, `Street_Number`, `Street_Ext`, <text:s text:c="6"/>`State`) </text:span></text:p>
      <text:p text:style-name="P1"><text:span text:style-name="T6"><text:tab/> <text:s text:c="8"/>values ('Home', <text:tab/><text:tab/> <text:s/>'Cleveland', 'Glenside', <text:s text:c="3"/>2697, <text:s text:c="11"/>'Brunswick Circle', 'Ohio');</text:span></text:p>
      <text:p text:style-name="P1"><text:span text:style-name="T6">insert into Address (`Location_Name`, `City`, <text:s text:c="5"/>`Street_Name`, `Street_Number`, `Street_Ext`, <text:s text:c="6"/>`State`) </text:span></text:p>
      <text:p text:style-name="P1"><text:span text:style-name="T6"><text:tab/><text:tab/> <text:s text:c="4"/>values ('Home', <text:s text:c="9"/>'Cleveland', 'Glenside', <text:s text:c="3"/>26983, <text:s text:c="10"/>'Brunswick Circle', 'Ohio');</text:span></text:p>
      <text:p text:style-name="P1"><text:span text:style-name="T6">insert into Address (`Location_Name`, `City`, <text:s text:c="5"/>`Street_Name`, `Street_Number`, `Street_Ext`, <text:s text:c="6"/>`State`) </text:span></text:p>
      <text:p text:style-name="P1"><text:span text:style-name="T6"><text:tab/><text:tab/><text:tab/> values ('Work', <text:s text:c="9"/>'Toledo', <text:s text:c="3"/>'Sterns', <text:s text:c="5"/>26993, <text:s text:c="10"/>'Brunswick Circle', 'Ohio');</text:span></text:p>
      <text:p text:style-name="P1"><text:span text:style-name="T6">insert into Address (`Location_Name`, `City`, <text:s text:c="5"/>`Street_Name`, `Street_Number`, `Street_Ext`, <text:s text:c="6"/>`State`) </text:span></text:p>
      <text:p text:style-name="P1"><text:span text:style-name="T6"><text:tab/><text:tab/><text:tab/> values ('Home', <text:s text:c="9"/>'Cleveland', 'Glenside', <text:s text:c="3"/>26789, <text:s text:c="10"/>'Berry Circle', <text:s text:c="4"/>'Maine');</text:span></text:p>
      <text:p text:style-name="P11"><text:span text:style-name="T6"/></text:p>
      <text:p text:style-name="P1"><text:span text:style-name="T6"/></text:p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Source Code Pro" svg:font-family="'Source Code Pro'" style:font-family-generic="modern" style:font-pitch="fixed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5in" fo:margin-right="0.57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3T18:17:44.64</meta:creation-date>
    <dc:date>2013-05-06T22:17:59.94</dc:date>
    <meta:editing-duration>P1DT4H3M29S</meta:editing-duration>
    <meta:editing-cycles>13</meta:editing-cycles>
    <meta:generator>LibreOffice/4.0.1.2$Windows_x86 LibreOffice_project/84102822e3d61eb989ddd325abf1ac077904985</meta:generator>
    <meta:document-statistic meta:table-count="0" meta:image-count="0" meta:object-count="0" meta:page-count="3" meta:paragraph-count="130" meta:word-count="633" meta:character-count="6574" meta:non-whitespace-character-count="4911"/>
  </office:meta>
</office:document-meta>
</file>